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20.6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363cm"/>
    </style:style>
    <style:style style:name="pr4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text-properties fo:color="#ffffff"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loext:graphic-properties draw:fill-color="#ffffff"/>
      <style:text-properties fo:font-size="34pt" style:font-size-asian="34pt" style:font-size-complex="34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ffffff" fo:font-size="96pt" style:font-size-asian="96pt" style:font-size-complex="96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0.6cm" svg:x="1.4cm" svg:y="0cm" presentation:class="subtitle" presentation:user-transformed="true">
          <draw:text-box>
            <text:p><text:span text:style-name="T1">Boas Novas</text:span></text:p>
            <text:p><text:span text:style-name="T2">Marina de Oliveir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32">
        <office:forms form:automatic-focus="false" form:apply-design-mode="false"/>
        <draw:frame presentation:style-name="pr3" draw:text-style-name="P3" draw:layer="layout" svg:width="25.199cm" svg:height="19.363cm" svg:x="1.4cm" svg:y="0.837cm" presentation:class="subtitle" presentation:user-transformed="true">
          <draw:text-box>
            <text:p><text:span text:style-name="T3">Espírito de Deus</text:span></text:p>
            <text:p><text:span text:style-name="T3">Quebranta minha vida</text:span></text:p>
            <text:p><text:span text:style-name="T3">Desperta os meus sonhos</text:span></text:p>
            <text:p><text:span text:style-name="T3">Toca no meu coração</text:span></text:p>
            <text:p><text:span text:style-name="T3">Das Tuas boas novas</text:span></text:p>
            <text:p><text:span text:style-name="T3">Me encha nessa hora</text:span></text:p>
            <text:p><text:span text:style-name="T3">E faça em mim segundo o Teu coraç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32">
        <office:forms form:automatic-focus="false" form:apply-design-mode="false"/>
        <draw:frame presentation:style-name="pr3" draw:text-style-name="P4" draw:layer="layout" svg:width="25.199cm" svg:height="19.363cm" svg:x="1.4cm" svg:y="0.837cm" presentation:class="subtitle" presentation:user-transformed="true">
          <draw:text-box>
            <text:p><text:span text:style-name="T4">Coloque sobre mim</text:span></text:p>
            <text:p><text:span text:style-name="T4">Coroa ao invés de cinzas</text:span></text:p>
            <text:p><text:span text:style-name="T4">Em lugar de pranto, dá-me óleo de alegria</text:span></text:p>
            <text:p><text:span text:style-name="T4">Vem, cura-me agora, dá-me vestes de louvor</text:span></text:p>
            <text:p><text:span text:style-name="T4">Faça minha vida um carvalho de justiç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32">
        <office:forms form:automatic-focus="false" form:apply-design-mode="false"/>
        <draw:frame presentation:style-name="pr3" draw:text-style-name="P2" draw:layer="layout" svg:width="25.199cm" svg:height="19.363cm" svg:x="1.4cm" svg:y="0.837cm" presentation:class="subtitle" presentation:user-transformed="true">
          <draw:text-box>
            <text:p>Espírito de Deus me usa nessa hora</text:p>
            <text:p>Me unja pra fazer as obras do Teu coração</text:p>
            <text:p>Pregar as boas novas</text:p>
            <text:p>Curar os quebrantados</text:p>
            <text:p>E ao mundo proclamar a libertação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32">
        <office:forms form:automatic-focus="false" form:apply-design-mode="false"/>
        <draw:frame presentation:style-name="pr3" draw:text-style-name="P5" draw:layer="layout" svg:width="25.199cm" svg:height="19.363cm" svg:x="1.4cm" svg:y="0.837cm" presentation:class="subtitle" presentation:user-transformed="true">
          <draw:text-box>
            <text:p><text:span text:style-name="T5">Espírito de Deus me usa nessa hora</text:span></text:p>
            <text:p><text:span text:style-name="T5">Me unja pra fazer as obras do Teu coração</text:span></text:p>
            <text:p><text:span text:style-name="T5">Pregar as boas novas</text:span></text:p>
            <text:p><text:span text:style-name="T5">Curar os quebrantados</text:span></text:p>
            <text:p><text:span text:style-name="T5">E ao mundo proclamar a libertaç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32">
        <office:forms form:automatic-focus="false" form:apply-design-mode="false"/>
        <draw:frame presentation:style-name="pr3" draw:text-style-name="P3" draw:layer="layout" svg:width="25.199cm" svg:height="19.363cm" svg:x="1.4cm" svg:y="0.837cm" presentation:class="subtitle" presentation:user-transformed="true">
          <draw:text-box>
            <text:p><text:span text:style-name="T3">Espírito de Deus</text:span></text:p>
            <text:p><text:span text:style-name="T3">Quebranta minha vida</text:span></text:p>
            <text:p><text:span text:style-name="T3">Desperta os meus sonhos</text:span></text:p>
            <text:p><text:span text:style-name="T3">Toca no meu coração</text:span></text:p>
            <text:p><text:span text:style-name="T3">Das Tuas boas novas</text:span></text:p>
            <text:p><text:span text:style-name="T3">Me encha nessa hora</text:span></text:p>
            <text:p><text:span text:style-name="T3">E faça em mim segundo o Teu coraç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32">
        <office:forms form:automatic-focus="false" form:apply-design-mode="false"/>
        <draw:frame presentation:style-name="pr3" draw:text-style-name="P4" draw:layer="layout" svg:width="25.199cm" svg:height="19.363cm" svg:x="1.4cm" svg:y="0.837cm" presentation:class="subtitle" presentation:user-transformed="true">
          <draw:text-box>
            <text:p><text:span text:style-name="T4">Coloque sobre mim</text:span></text:p>
            <text:p><text:span text:style-name="T4">Coroa ao invés de cinzas</text:span></text:p>
            <text:p><text:span text:style-name="T4">Em lugar de pranto, dá-me óleo de alegria</text:span></text:p>
            <text:p><text:span text:style-name="T4">Vem, cura-me agora, dá-me vestes de louvor</text:span></text:p>
            <text:p><text:span text:style-name="T4">Faça minha vida um carvalho de justiç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32">
        <office:forms form:automatic-focus="false" form:apply-design-mode="false"/>
        <draw:frame presentation:style-name="pr3" draw:text-style-name="P5" draw:layer="layout" svg:width="25.199cm" svg:height="19.363cm" svg:x="1.4cm" svg:y="0.837cm" presentation:class="subtitle" presentation:user-transformed="true">
          <draw:text-box>
            <text:p><text:span text:style-name="T5">Espírito de Deus me usa nessa hora</text:span></text:p>
            <text:p><text:span text:style-name="T5">Me unja pra fazer as obras do Teu coração</text:span></text:p>
            <text:p><text:span text:style-name="T5">Pregar as boas novas</text:span></text:p>
            <text:p><text:span text:style-name="T5">Curar os quebrantados</text:span></text:p>
            <text:p><text:span text:style-name="T5">E ao mundo proclamar a libertaç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nvidado </meta:initial-creator>
    <meta:creation-date>2016-02-28T15:04:11.989502558</meta:creation-date>
    <dc:date>2016-02-28T15:23:52.752413672</dc:date>
    <dc:creator>Convidado </dc:creator>
    <meta:editing-duration>PT19M40S</meta:editing-duration>
    <meta:editing-cycles>1</meta:editing-cycles>
    <meta:generator>LibreOffice/5.2.5.1$Linux_X86_64 LibreOffice_project/20m0$Build-1</meta:generator>
    <meta:document-statistic meta:object-count="45"/>
  </office:meta>
</office:document-meta>
</file>